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4pt" officeooo:rsid="000dca08" officeooo:paragraph-rsid="000dca08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21pt" style:text-underline-style="none" officeooo:rsid="00162ebe" officeooo:paragraph-rsid="000ba135" style:font-size-asian="21pt" style:font-size-complex="21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8pt" style:text-underline-style="none" officeooo:rsid="00162ebe" officeooo:paragraph-rsid="000ba135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8pt" officeooo:rsid="001e1fc5" officeooo:paragraph-rsid="000ba135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8pt" officeooo:rsid="00205c22" officeooo:paragraph-rsid="000ba135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21pt" style:text-underline-style="solid" style:text-underline-width="auto" style:text-underline-color="font-color" officeooo:rsid="00162ebe" officeooo:paragraph-rsid="000ba135" style:font-size-asian="21pt" style:font-size-complex="21pt"/>
    </style:style>
    <style:style style:name="T1" style:family="text">
      <style:text-properties officeooo:rsid="0003eb14"/>
    </style:style>
    <style:style style:name="T2" style:family="text">
      <style:text-properties officeooo:rsid="00162ebe"/>
    </style:style>
    <style:style style:name="T3" style:family="text">
      <style:text-properties officeooo:rsid="000086be"/>
    </style:style>
    <style:style style:name="T4" style:family="text">
      <style:text-properties officeooo:rsid="0018622f"/>
    </style:style>
    <style:style style:name="T5" style:family="text">
      <style:text-properties officeooo:rsid="000ba135"/>
    </style:style>
    <style:style style:name="T6" style:family="text">
      <style:text-properties officeooo:rsid="000cf7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Journal de bord du <text:span text:style-name="T5">Lundi</text:span> <text:span text:style-name="T5">30</text:span> septembre</text:p>
      <text:p text:style-name="P2"/>
      <text:p text:style-name="P3">journal de bord :</text:p>
      <text:p text:style-name="P3"/>
      <text:p text:style-name="P4">Lors de la <text:span text:style-name="T2">deuxième</text:span> séance du vendredi <text:span text:style-name="T5">30</text:span>/09 le thème de la séance était <text:span text:style-name="T5">les exposés</text:span><text:span text:style-name="T3">.</text:span></text:p>
      <text:p text:style-name="P4"/>
      <text:p text:style-name="P4">L’objectif de la séance <text:span text:style-name="T5">était de présenter les exposés que on avait préparé avant.</text:span></text:p>
      <text:p text:style-name="P4"/>
      <text:p text:style-name="P4"><text:span text:style-name="T5">On devait présenter notre exposé qui etait sur une passion, activités ou projet qui durait 5min, on passait tous pour présenter notre exposé ( certain avait choisie de faire sur un sports, d’autre sur des jeux vidéo, activités musicales. Et moi j’avais fait un exposé sur un projet de terminal. <text:s text:c="2"/></text:span><text:span text:style-name="T4"><text:s/></text:span></text:p>
      <text:p text:style-name="P5"/>
      <text:p text:style-name="P5">Ce que j’ai retenue de la séance c’est importan<text:span text:style-name="T6">ce de parlé clairement, faire des phrase cohérente, avoir un file conducteur et ne pas dépasser la date imposé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4pt" officeooo:rsid="000dca08" officeooo:paragraph-rsid="000dca08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lexis Hameau 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18:00:48.090000000</meta:creation-date>
    <dc:date>2024-10-02T18:21:50.092000000</dc:date>
    <meta:editing-duration>PT10M49S</meta:editing-duration>
    <meta:editing-cycles>3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7" meta:word-count="120" meta:character-count="691" meta:non-whitespace-character-count="572"/>
  </office:meta>
</office:document-meta>
</file>